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6.04.30 18:43 | </text:span><text:span text:style-name="T2">#</text:span></text:p>
      <text:p text:style-name="P2"><text:span text:style-name="T1">謝謝懷軒.</text:span></text:p>
      <text:p text:style-name="P2"><text:span text:style-name="T1">無力感不一定是壞事,別說社會或 "許大世界",就光說我自己,除了債台和血壓向上提昇,其他一切幾乎都每況愈下,總感覺像電影 "恨" 裏那個人,從一百層樓往下掉,每掉一樓就對自己說 so far so good, so far so good,嗯,目前還好還好唸個不停.</text:span></text:p>
      <text:p text:style-name="P2"><text:span text:style-name="T1">但電影說,重要的不是降落,而是著陸. 喊了一百次so far so good 之後,接著就是著陸那轟然巨響.</text:span></text:p>
      <text:p text:style-name="P2"><text:span text:style-name="T1">如果故事就寫到這,似乎也不壞,叔本華就是這樣,無力感總比有力感更接近現實. 以為自己很有力的人,在我看來,多少有點智能不足.</text:span></text:p>
      <text:p text:style-name="P2"><text:span text:style-name="T1">不過,我總覺得故事應該還有個下文,儘管每況愈下,儘管一切美好都將告終,但彷彿這一切連同毀滅和邪惡本身都是好的.</text:span></text:p>
      <text:p text:style-name="P2"><text:span text:style-name="T1">一行禪師曾經說,"當你對自己的痛苦都能感到是一種奇蹟,你就得著了解脫". 我知道進步青年向來有力感很強,不屑這一類妖言惑眾,但這就像個福音,信者得救.</text:span></text:p>
      <text:p text:style-name="P2"><text:span text:style-name="T1">從書上剪一段話給你看:</text:span></text:p>
      <text:p text:style-name="P2"><text:span text:style-name="T1">Wittgenstein remarked that when someone said he was optimistic because the law of historical development showed that things were bound to get better--this was nothing he could admire. "On the other hand, if someone says: 'By the look of them, things are getting worse, and I can find no evidence to suggest that they will improve. And yet in spite of this, I believe things will get better!' --I can admire that."-</text:span></text:p>
      <text:p text:style-name="P2"><text:span text:style-name="T1">(如果有人根據某種法則,對歷史或社會的發展感到樂觀,維根斯坦說,這沒什麼好讓人佩服的.但如果正好相反,如果有人認為事情顯然只會越來越糟,無一絲好轉跡象,但儘管如此,我仍相信明天會更好. 維根斯坦說,這樣的態度贏得我的心.)</text:span></text:p>
      <text:p text:style-name="P2"><text:span text:style-name="T1">叔本華認為,世界很可怕,生命是一場悲劇,所以我們應超脫於上,棄之而去,接受無力的事實. 維根斯坦則認為,不管世界怎麼樣,它終究都是好的.</text:span></text:p>
      <text:p text:style-name="P2"><text:span text:style-name="T1">諸如這些,當然都不是一種有關實證事物的預言,而是有關實證事物的態度.</text:span><text:span text:style-name="T3"><text:line-break/></text:span></text:p>
      <text:p text:style-name="P1"><text:span text:style-name="T1">怡靜 | 2006.04.30 00:32 | </text:span><text:span text:style-name="T2">#</text:span></text:p>
      <text:p text:style-name="P3"><text:span text:style-name="T1">懷軒,</text:span></text:p>
      <text:p text:style-name="P3"><text:span text:style-name="T1">可以轉貼這兩篇文章。網頁上方"關於本站"裡有寫到關於轉貼事宜，除了部分文章及我們從別處轉貼來的以外，只要是我們撰寫或翻譯的，在遵守Creative Commons條件下，都可以轉貼。謝謝！</text:span></text:p>
      <text:p text:style-name="P1"><text:span text:style-name="T1">懷軒 | 2006.04.28 08:16 | </text:span><text:span text:style-name="T2">#</text:span></text:p>
      <text:p text:style-name="P2"><text:span text:style-name="T1">你們好，我想轉貼陳真先生的"星巴克只賣咖啡嗎"和鑑惠學姊的"建立人民觀點"兩篇文章到我個人的網誌http://spaces.msn.com/miniart1989/，我其實上個月就已經把你們的網站加入連結了，希望你們不介意。</text:span><text:span text:style-name="T3"><text:line-break/></text:span><text:span text:style-name="T1">煩請你們給我一個簡短的回覆，我會註明出處及作者。你們同意了我才轉貼。</text:span><text:span text:style-name="T3"><text:line-break/></text:span><text:span text:style-name="T1">我很想做點什麼，但又不知要從何做起，深深的無力。把文章轉給我的朋友看，大概是我目前能做的第一步吧。</text:span><text:span text:style-name="T3"><text:line-break/></text:span><text:span text:style-name="T1">謝謝你們。</text:span></text:p>
      <text:p text:style-name="P1"><text:a xlink:type="simple" xlink:href="http://palinfo.habago.org/mt-comments.cgi?__mode=red&amp;id=1521"><text:span text:style-name="T2">柳春春阿忠</text:span></text:a><text:span text:style-name="T1"> | 2006.04.25 01:36 | </text:span><text:span text:style-name="T2">#</text:span></text:p>
      <text:p text:style-name="P3"><text:span text:style-name="T1">嘿嘿，地址那封信我有留著。</text:span></text:p>
      <text:p text:style-name="P1"><text:span text:style-name="T1">陳真 | 2006.04.24 06:00 | </text:span><text:span text:style-name="T2">#</text:span></text:p>
      <text:p text:style-name="P2"><text:span text:style-name="T1">報告阿忠,我們都是用DVD PLAYER 看比較多. 我家地址還記得吧? 若忘了,請再跟我說. over!</text:span></text:p>
      <text:p text:style-name="P1"><text:a xlink:type="simple" xlink:href="http://palinfo.habago.org/mt-comments.cgi?__mode=red&amp;id=1512"><text:span text:style-name="T2">柳春春阿忠</text:span></text:a><text:span text:style-name="T1"> | 2006.04.22 02:10 | </text:span><text:span text:style-name="T2">#</text:span></text:p>
      <text:p text:style-name="P3"><text:span text:style-name="T1">陳真,開始燒演出錄像了.你們看DVD都在電腦裡面看還是用DVD Player看?</text:span></text:p>
      <text:p text:style-name="P1"><text:span text:style-name="T1">More good films! | 2006.04.11 18:46 | </text:span><text:span text:style-name="T2">#</text:span></text:p>
      <text:p text:style-name="P2"><text:span text:style-name="T1">London Palestine Film Festival 2006</text:span></text:p>
      <text:p text:style-name="P2"><text:span text:style-name="T1">April 21st – May 5th, Barbican Cinema &amp; SOAS</text:span></text:p>
      <text:p text:style-name="P2"><text:span text:style-name="T1">The London Palestine Film Festival is the largest event of its kind in Europe. Now in its second year at the Barbican Centre, the festival brings together the finest in narrative, art, documentary and experimental work related to the subject of Palestine. In keeping with the festival’s commitment to providing a platform for rarely seen work from a broad spectrum of perspectives, this year’s rich programme includes work from five continents treating themes such as Palestine in the visual archive, women and resistance, refugees and identity, and Palestinians in Israel.</text:span></text:p>
      <text:p text:style-name="P2"><text:span text:style-name="T1">Guests of the 2006 festival include some of the most exciting figures in Palestinian film-making, such as multi award-winning actor and director Mohammed Bakri (Jenin, Jenin; Since You Left), writer and director Rashid Mashrawi (Waiting (Attente); Metres Away), and Juliano Mer-Khamis (Arna’s Children). Panel discussions, special double-bills and a series of Q &amp; A sessions will supplement what is a rich programme with unique opportunities to discuss specific works as well as general themes relating to video art, Arab cinema and political film-making.</text:span></text:p>
      <text:p text:style-name="P2"><text:span text:style-name="T1">The festival will be opened on April 21st by acclaimed Egyptian novelist and critic Ahdaf Soueif, and following the London premiere of startling new German-Lebanese documentary ‘Massaker,’ director Monika Borgmann will join the audience for an exclusive Q &amp; A session on this remarkable and challenging new film.</text:span></text:p>
      <text:p text:style-name="P2"><text:span text:style-name="T1">All told, some 32 works will be shown over the course of the festival. As in previous years, these have been selected to offer audiences a chance to engage with both new and established artists, and to see unusual, lost or previously banned work not generally available, as well as new work premiering in the UK.</text:span></text:p>
      <text:p text:style-name="P2"><text:span text:style-name="T1">For the full 2006 schedule, please visit the festival website: www.palestinefilm.org</text:span><text:span text:style-name="T3"><text:line-break/></text:span></text:p>
      <text:p text:style-name="P1"><text:span text:style-name="T1">迦南人 | 2006.04.08 15:18 | </text:span><text:span text:style-name="T2">#</text:span></text:p>
      <text:p text:style-name="P3"><text:span text:style-name="T1">伊朗伊斯兰共和国对外广播电台华语台采访问：中国民间声援巴勒斯坦联合会主席田川先生你好?首先请你简单的介绍一下你自己， 同时请您介绍一下中国民间声援巴勒斯坦联合会及 ... 答：中国民间声援巴勒斯坦联合会 成立于去年9月1号，在中国五个地区有自己的分会，就是北京、河北、甘肃、浙江、新疆。 ...</text:span><text:span text:style-name="T3"><text:line-break/></text:span><text:span text:style-name="T1">chinese.irib.ir/fangtan/tianchuan.htm - 22k - 网页快照 - 类似网页</text:span></text:p>
      <text:p text:style-name="P3"><text:span text:style-name="T3"><text:line-break/></text:span><text:span text:style-name="T1">华语台犹太复国主义政权军队加大了对巴勒斯坦囚犯的酷刑力度 · 美英两国外长今天早晨抵达 伊拉克(04.2） ... 伊朗伊斯兰共和国对外广播电台华语台采访中国民间声援巴勒斯坦联合 会主席田川先生 · 伊朗华语台采访中国西南师范大学教授中东问题专家冀开运博士 ...</text:span><text:span text:style-name="T3"><text:line-break/></text:span><text:span text:style-name="T1">chinese.irib.ir/ - 124k - 网页快照 - 类似网页</text:span><text:span text:style-name="T3"><text:line-break/></text:span><text:span text:style-name="T1">[ chinese.irib.ir站内的其它相关信息 ]</text:span></text:p>
      <text:p text:style-name="P3"><text:span text:style-name="T3"><text:line-break/></text:span><text:span text:style-name="T1">[中国民间声援巴勒斯坦联合会] 社区登陆中国民间声援巴勒斯坦联合会 支持巴勒斯坦人民的正义事业，揭穿犹太复国主义的真实 面目。 用户名：. 密 码：. 用户注册 · 忘记密码. 主页-[中国民间声援巴勒斯坦联合会]. 申请免费论坛.</text:span><text:span text:style-name="T3"><text:line-break/></text:span><text:span text:style-name="T1">free.activeclub.net/script/ login/login.asp?community_id=375940 - 5k - 补充材料 - 网页快照 - 类似网页</text:span></text:p>
      <text:p text:style-name="P3"><text:span text:style-name="T3"><text:line-break/></text:span><text:span text:style-name="T1">紀念若雪巴勒斯坦資訊網| Palestine Information Website中国民间声援巴勒斯坦联合会palesino.blogchina.com. halide | 2005.10.01 23:52 | #. 很好的网站. 陳真| 2005.09.11 06:00 | #. 沒啊,我沒顧左右,也沒言它. 我只是納悶,你 怎麼會以為我們是你所形容的那樣? 當你看到一個人,你覺得他所作所為或所講的想法 ...</text:span><text:span text:style-name="T3"><text:line-break/></text:span><text:span text:style-name="T1">palinfo.habago.org/static_archives/ guestbook/index.php?page=5 - 24k - 网页快照 - 类似网页</text:span></text:p>
      <text:p text:style-name="P3"><text:span text:style-name="T3"><text:line-break/></text:span><text:span text:style-name="T1">华语台巴勒斯坦新政府召开首次会议(04.6）. 阿尔及利亚能源部长：直年底石油价格不会下降(04.6） ... 伊朗伊斯兰共和国对外广播电台华语台采访中国民间声援巴勒斯坦联合会主席田川先生 · 伊朗华语台采访中国西南师范大学教授中东问题专家冀开运博士 ...</text:span><text:span text:style-name="T3"><text:line-break/></text:span><text:span text:style-name="T1">www.irib.com/worldservice/chinese/default.htm - 125k - 2006年4月6日 - 网页快照 - 类似网页</text:span></text:p>
      <text:p text:style-name="P3"><text:span text:style-name="T3"><text:line-break/></text:span><text:span text:style-name="T1">华语台巴勒斯坦将抵制以色列的单边计划(03.30）. 伊拉克总理警告美国不要干涉该国内部事务(03.30） ... 伊朗伊斯兰共和国对外广播电台华语台采访中国民间声援巴勒斯坦联合会主席田川先生 · 伊朗华语台采访中国西南师范大学教授中东问题专家冀开运博士 ...</text:span><text:span text:style-name="T3"><text:line-break/></text:span><text:span text:style-name="T1">www.irib.com/worldservice/chinese/ - 123k - 网页快照 - 类似网页</text:span></text:p>
      <text:p text:style-name="P3"><text:span text:style-name="T3"><text:line-break/></text:span><text:span text:style-name="T1">中国-阿拉伯友好协会巴驻华大使扎卡利亚在“声援巴勒斯坦人民国际日”的讲话 · 王运泽副会长在“声援巴勒斯坦 人民国际日”招待会的讲话 · 中国阿拉伯友好协会 ... 欧佩克恐难使油价回落 · 记中叙 联合石油公司第一口生产期水平井开钻 · 三巨头冷落石油商会民间油商结盟欲打破垄断 ...</text:span><text:span text:style-name="T3"><text:line-break/></text:span><text:span text:style-name="T1">www.cafa.org.cn/ - 41k - 网页快照 - 类似网页</text:span></text:p>
      <text:p text:style-name="P3"><text:span text:style-name="T3"><text:line-break/></text:span><text:span text:style-name="T1">中国人民对外友好协会2004年11月29日，对外友协在北京举行招待会，纪念声援巴勒斯坦人民国际日。全国人大 常委会副委员长热地出席了招待会。对外友协顾问、中国阿拉伯友好协会会长铁木尔? 达瓦买提和巴勒斯坦驻华大使扎卡里亚分别在招待会上发表讲话。出席招待会的还有对外友协 ...</text:span><text:span text:style-name="T3"><text:line-break/></text:span><text:span text:style-name="T1">cpaffc.org.cn/c15/129/31.htm - 11k - 网页快照 - 类似网页</text:span></text:p>
      <text:p text:style-name="P3"><text:span text:style-name="T3"><text:line-break/></text:span><text:span text:style-name="T1">NTDTV (新唐人)巴勒斯坦武装份子袭击政府机构约二十名法塔赫党的阿克萨烈士旅枪手，在20日袭击伯利?? 型F厅，他们在屋顶上排开，并在市政厅办公室内对空开了好几枪，将 ... 星期二，他们 连同民间人权阵线代表召开联合记者会，呼吁市民参加星期三晚上的烛光集会争取普选。 ...</text:span><text:span text:style-name="T3"><text:line-break/></text:span><text:span text:style-name="T1">www.ntdtv.co.kr/contents_view.asp?news_ divide01=1001&amp;news_divide02=2006&amp;news_id=163 - 48k - 网页快照 - 类似网页</text:span></text:p>
      <text:p text:style-name="P3"><text:span text:style-name="T3"><text:line-break/></text:span><text:span text:style-name="T1">THURSDAY 3/15/2001 简要新闻 1. 中国邀请布什10月访华 中国邀请布什 ...同时获奖的还有龚品梅主教基金会、基督教民间教会之友、国际声援西藏协会和维吾尔-全 美协会。 ... 安理会还另外单独会见了巴勒斯坦驻联合国观察员。预计星期四不会对这个 提议进行投票表决。外交官说，他们将找到一个妥协方案，使联合国发挥一定作用，但又 ...</text:span><text:span text:style-name="T3"><text:line-break/></text:span><text:span text:style-name="T1">www.freexinwen.com/chinese/archive/ newsfocus/mar2001/031501newsinbrief.ht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